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none" svg:stroke-linecap="round" draw:fill="solid" draw:fill-color="#99ccff" draw:textarea-horizontal-align="justify" draw:textarea-vertical-align="middle" draw:auto-grow-height="false" fo:min-height="1.528cm" fo:min-width="3.31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99cc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fo:font-style="italic" style:font-size-asian="18pt" style:font-size-complex="18pt"/>
    </style:style>
    <style:style style:name="P5" style:family="paragraph">
      <loext:graphic-properties draw:fill="none" draw:fill-color="#ffffff"/>
      <style:text-properties fo:font-size="10pt" fo:font-style="italic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778cm" svg:x="3.54cm" svg:y="6.08cm">
          <text:p text:style-name="P1"><text:span text:style-name="T1">Engin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778cm" svg:x="9.94cm" svg:y="6.08cm">
          <text:p text:style-name="P1"><text:span text:style-name="T1">Engine 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6.08cm" svg:x2="6.08cm" svg:y2="5.064cm">
          <text:p/>
        </draw:line>
        <draw:line draw:style-name="gr2" draw:text-style-name="P3" draw:layer="layout" svg:x1="6.08cm" svg:y1="5.064cm" svg:x2="8.747cm" svg:y2="5.064cm">
          <text:p/>
        </draw:line>
        <draw:line draw:style-name="gr2" draw:text-style-name="P3" draw:layer="layout" svg:x1="8.747cm" svg:y1="5.064cm" svg:x2="8.744cm" svg:y2="6.416cm">
          <text:p/>
        </draw:line>
        <draw:line draw:style-name="gr3" draw:text-style-name="P3" draw:layer="layout" svg:x1="8.747cm" svg:y1="6.415cm" svg:x2="7.35cm" svg:y2="6.415cm">
          <text:p/>
        </draw:line>
        <draw:frame draw:style-name="gr4" draw:text-style-name="P5" draw:layer="layout" svg:width="3.364cm" svg:height="0.645cm" svg:x="5.745cm" svg:y="4.501cm">
          <draw:text-box>
            <text:p text:style-name="P4"><text:span text:style-name="T2">EvolutionStream 1</text:span></text:p>
          </draw:text-box>
        </draw:frame>
        <draw:line draw:style-name="gr2" draw:text-style-name="P3" draw:layer="layout" svg:x1="12.438cm" svg:y1="6.08cm" svg:x2="12.438cm" svg:y2="5.064cm">
          <text:p/>
        </draw:line>
        <draw:line draw:style-name="gr2" draw:text-style-name="P3" draw:layer="layout" svg:x1="12.438cm" svg:y1="5.064cm" svg:x2="15.105cm" svg:y2="5.064cm">
          <text:p/>
        </draw:line>
        <draw:line draw:style-name="gr2" draw:text-style-name="P3" draw:layer="layout" svg:x1="15.105cm" svg:y1="5.064cm" svg:x2="15.106cm" svg:y2="6.416cm">
          <text:p/>
        </draw:line>
        <draw:line draw:style-name="gr3" draw:text-style-name="P3" draw:layer="layout" svg:x1="15.105cm" svg:y1="6.415cm" svg:x2="13.749cm" svg:y2="6.414cm">
          <text:p/>
        </draw:line>
        <draw:frame draw:style-name="gr4" draw:text-style-name="P5" draw:layer="layout" svg:width="3.461cm" svg:height="0.645cm" svg:x="12.003cm" svg:y="4.501cm">
          <draw:text-box>
            <text:p text:style-name="P4"><text:span text:style-name="T2">EvolutionStream <text:s/>2</text:span></text:p>
          </draw:text-box>
        </draw:frame>
        <draw:line draw:style-name="gr5" draw:text-style-name="P3" draw:layer="layout" svg:x1="1.561cm" svg:y1="7cm" svg:x2="3.572cm" svg:y2="7cm">
          <text:p/>
        </draw:line>
        <draw:frame draw:style-name="gr4" draw:text-style-name="P5" draw:layer="layout" svg:width="1.438cm" svg:height="0.645cm" svg:x="1.745cm" svg:y="6.402cm">
          <draw:text-box>
            <text:p text:style-name="P4"><text:span text:style-name="T2">[Start]</text:span></text:p>
          </draw:text-box>
        </draw:frame>
        <draw:line draw:style-name="gr5" draw:text-style-name="P3" draw:layer="layout" svg:x1="7.355cm" svg:y1="7cm" svg:x2="9.969cm" svg:y2="7.002cm">
          <text:p/>
        </draw:line>
        <draw:frame draw:style-name="gr4" draw:text-style-name="P5" draw:layer="layout" svg:width="1.243cm" svg:height="0.645cm" svg:x="8.345cm" svg:y="6.403cm">
          <draw:text-box>
            <text:p text:style-name="P4"><text:span text:style-name="T2">Start</text:span></text:p>
          </draw:text-box>
        </draw:frame>
        <draw:frame draw:style-name="gr4" draw:text-style-name="P5" draw:layer="layout" svg:width="1.497cm" svg:height="0.645cm" svg:x="7.346cm" svg:y="7.004cm">
          <draw:text-box>
            <text:p text:style-name="P4"><text:span text:style-name="T2">Result</text:span></text:p>
          </draw:text-box>
        </draw:frame>
        <draw:line draw:style-name="gr5" draw:text-style-name="P3" draw:layer="layout" svg:x1="13.752cm" svg:y1="7.003cm" svg:x2="16.369cm" svg:y2="7.003cm">
          <text:p/>
        </draw:line>
        <draw:frame draw:style-name="gr4" draw:text-style-name="P5" draw:layer="layout" svg:width="1.497cm" svg:height="0.645cm" svg:x="14.546cm" svg:y="7.005cm">
          <draw:text-box>
            <text:p text:style-name="P4"><text:span text:style-name="T2">Res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22:19:11.525271673</meta:creation-date>
    <dc:date>2017-12-14T22:41:57.108572318</dc:date>
    <meta:editing-duration>PT22M43S</meta:editing-duration>
    <meta:editing-cycles>5</meta:editing-cycles>
    <meta:generator>LibreOffice/5.4.2.2$Linux_X86_64 LibreOffice_project/40m0$Build-2</meta:generator>
    <meta:document-statistic meta:object-count="19"/>
  </office:meta>
</office:document-meta>
</file>